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60000002F9FFD42C75595319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ormata-MediumItalic" svg:font-family="Formata-MediumItalic" style:font-family-generic="roman" style:font-pitch="variable"/>
    <style:font-face style:name="Liberation Serif" svg:font-family="'Liberation Serif'" style:font-family-generic="roman" style:font-pitch="variable"/>
    <style:font-face style:name="RMTMI" svg:font-family="RMTMI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-Italic" svg:font-family="Times-Italic" style:font-family-generic="roman" style:font-pitch="variable"/>
    <style:font-face style:name="Times-Roman" svg:font-family="Times-Roman" style:font-family-generic="roman" style:font-pitch="variable"/>
  </office:font-face-decls>
  <office:automatic-styles>
    <style:style style:name="Tabela1" style:family="table">
      <style:table-properties style:width="17.59cm" table:align="margins"/>
    </style:style>
    <style:style style:name="Tabela1.A" style:family="table-column">
      <style:table-column-properties style:column-width="17.59cm" style:rel-column-width="65535*"/>
    </style:style>
    <style:style style:name="Tabela1.A1" style:family="table-cell">
      <style:table-cell-properties fo:padding="0.097cm" fo:border="0.5pt solid #000000"/>
    </style:style>
    <style:style style:name="Tabela2" style:family="table">
      <style:table-properties style:width="17.59cm" table:align="margins"/>
    </style:style>
    <style:style style:name="Tabela2.A" style:family="table-column">
      <style:table-column-properties style:column-width="17.59cm" style:rel-column-width="65535*"/>
    </style:style>
    <style:style style:name="Tabela2.A1" style:family="table-cell">
      <style:table-cell-properties fo:padding="0.097cm" fo:border="0.5pt solid #000000"/>
    </style:style>
    <style:style style:name="Tabela3" style:family="table">
      <style:table-properties style:width="17.59cm" table:align="margins"/>
    </style:style>
    <style:style style:name="Tabela3.A" style:family="table-column">
      <style:table-column-properties style:column-width="17.59cm" style:rel-column-width="65535*"/>
    </style:style>
    <style:style style:name="Tabela3.A1" style:family="table-cell">
      <style:table-cell-properties fo:padding="0.097cm" fo:border="0.5pt solid #000000"/>
    </style:style>
    <style:style style:name="Tabela3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language="pt" fo:country="BR"/>
    </style:style>
    <style:style style:name="P2" style:family="paragraph" style:parent-style-name="Standard">
      <style:text-properties fo:language="pt" fo:country="BR" officeooo:rsid="00020847" officeooo:paragraph-rsid="00020847"/>
    </style:style>
    <style:style style:name="P3" style:family="paragraph" style:parent-style-name="Standard">
      <style:text-properties fo:language="pt" fo:country="BR" officeooo:paragraph-rsid="00020847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Table_20_Contents">
      <style:text-properties fo:language="pt" fo:country="BR" officeooo:rsid="00019a0a" officeooo:paragraph-rsid="00019a0a"/>
    </style:style>
    <style:style style:name="P6" style:family="paragraph" style:parent-style-name="Table_20_Contents">
      <style:text-properties fo:language="pt" fo:country="BR"/>
    </style:style>
    <style:style style:name="P7" style:family="paragraph" style:parent-style-name="Table_20_Contents">
      <style:text-properties fo:language="pt" fo:country="BR" officeooo:rsid="00020847" officeooo:paragraph-rsid="00020847"/>
    </style:style>
    <style:style style:name="T1" style:family="text">
      <style:text-properties officeooo:rsid="00020847"/>
    </style:style>
    <style:style style:name="T2" style:family="text">
      <style:text-properties style:font-name="Times-Roman" fo:font-size="10pt" style:font-size-asian="10pt"/>
    </style:style>
    <style:style style:name="T3" style:family="text">
      <style:text-properties style:font-name="Times-Italic" fo:font-size="10pt" fo:font-style="italic" style:font-size-asian="10pt" style:font-style-asian="italic"/>
    </style:style>
    <style:style style:name="T4" style:family="text">
      <style:text-properties style:font-name="RMTMI" fo:font-size="10pt" fo:font-style="italic" style:font-size-asian="10pt" style:font-style-asian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recasting TCP’s Rate to Speed up Slow Start</text:p>
      <text:p text:style-name="P1"/>
      <text:p text:style-name="P1">I. INTRODUCTION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5">-Calcado nas medições do BBR de banda do BBR para teinar a rede neural</text:p>
            <text:p text:style-name="P5">-Focado no slow-Start, que é onde se estima a banda….</text:p>
            <text:p text:style-name="P5">-Faz um estudo off-line para levantar</text:p>
            <text:p text:style-name="P5">the input width, the prediction</text:p>
            <text:p text:style-name="P5">horizon, and perform a hyperparameter optimization</text:p>
            <text:p text:style-name="P5"/>
            <text:p text:style-name="P5">Depois de treinar offline, o modelo é incorporado à Pilha TCP</text:p>
            <text:p text:style-name="P5"/>
            <text:p text:style-name="P5">From this supervised learning, we integrate the trained neural</text:p>
            <text:p text:style-name="P5">network into the TCP stack to forecast the attainable rate</text:p>
            <text:p text:style-name="P5">from the observation of the beginning of the TCP connection</text:p>
            <text:p text:style-name="P5">and evaluate the performance improvement achieved by</text:p>
            <text:p text:style-name="P5">the prediction</text:p>
            <text:p text:style-name="P5"/>
            <text:p text:style-name="P5"/>
          </table:table-cell>
        </table:table-row>
      </table:table>
      <text:p text:style-name="P1"/>
      <text:p text:style-name="P1">II. RELATED WORK</text:p>
      <text:p text:style-name="P1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6"/>
          </table:table-cell>
        </table:table-row>
      </table:table>
      <text:p text:style-name="P1"/>
      <text:p text:style-name="P1"/>
      <text:p text:style-name="P1">III. DATA GENERATION AND PREDICTION</text:p>
      <text:p text:style-name="P1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6">The network consists of a load generator</text:p>
            <text:p text:style-name="P6">client that downloads a file of size 3.2 MB via HTTP from</text:p>
            <text:p text:style-name="P6">the server. This client generates 1000 requests per minute in</text:p>
            <text:p text:style-name="P6">average</text:p>
            <text:p text:style-name="P6">In detail, we set the one way delay to one of 25,50, 75, 100, 125, 150, 175, 200 ms</text:p>
            <text:p text:style-name="P6">with a jitter of a twentieth</text:p>
            <text:p text:style-name="P6">and configure the buffer size to the bandwidth delay product</text:p>
            <text:p text:style-name="P6">(BDP) and half of the BDP</text:p>
            <text:p text:style-name="P6"/>
            <text:p text:style-name="P7">NethEm</text:p>
            <text:p text:style-name="P7"/>
            <text:p text:style-name="P7">150.000 fluxos</text:p>
            <text:p text:style-name="P7"/>
            <text:p text:style-name="P7">28 featues</text:p>
            <text:p text:style-name="P7"/>
            <text:p text:style-name="P7">usa o incremento para valores cumulativos</text:p>
            <text:p text:style-name="P7">timestamps (ts), cumulative times (e.g. busy_time), byte or</text:p>
            <text:p text:style-name="P7">packet counters (e.g. bytes_acked). For these values, we calculate</text:p>
            <text:p text:style-name="P7">the increments of the sequence and use the increments</text:p>
            <text:p text:style-name="P7">for the training</text:p>
            <text:p text:style-name="P7"><text:soft-page-break/></text:p>
            <text:p text:style-name="P7"/>
            <text:p text:style-name="P7"/>
            <text:p text:style-name="P7"/>
          </table:table-cell>
        </table:table-row>
        <table:table-row>
          <table:table-cell table:style-name="Tabela3.A2" office:value-type="string">
            <text:p text:style-name="P6">B. BANDWIDTH PREDICTION - PROBLEM FORMULATION</text:p>
            <text:p text:style-name="P6"/>
            <text:p text:style-name="P6">-<text:span text:style-name="T1">Estima-se a taxa de transmissão de um pacote n+g (y(n+g))</text:span></text:p>
            <text:p text:style-name="P6">-<draw:frame draw:style-name="fr1" draw:name="Figura1" text:anchor-type="char" svg:x="5.064cm" svg:y="0.307cm" svg:width="7.161cm" svg:height="0.829cm" draw:z-index="0"><draw:image xlink:href="Pictures/10000000000001960000002F9FFD42C755953193.png" xlink:type="simple" xlink:show="embed" xlink:actuate="onLoad" draw:mime-type="image/png"/></draw:frame></text:p>
            <text:p text:style-name="P6"/>
            <text:p text:style-name="P6"/>
            <text:p text:style-name="P7">n é o T, ou seja quantas leituras são usadas na predição</text:p>
            <text:p text:style-name="P4"><text:span text:style-name="T3">X</text:span><text:span text:style-name="T2">(0</text:span><text:span text:style-name="T4">, </text:span><text:span text:style-name="T3">n</text:span><text:span text:style-name="T2">) the various</text:span></text:p>
            <text:p text:style-name="P4"><text:span text:style-name="T2">input features observed from the TCP stack for the packets 0</text:span></text:p>
            <text:p text:style-name="P2"><text:span text:style-name="T2">to </text:span><text:span text:style-name="T3">n</text:span><text:span text:style-name="T2">, </text:span><text:span text:style-name="T4">β </text:span><text:span text:style-name="T2">the model parameters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6"/>
            <text:p text:style-name="P6"/>
          </table:table-cell>
        </table:table-row>
      </table:table>
      <text:p text:style-name="P1"/>
      <text:p text:style-name="P1"/>
      <text:p text:style-name="P1"/>
      <text:p text:style-name="P2">Vocabulário</text:p>
      <text:p text:style-name="P2"/>
      <text:p text:style-name="P3"><text:span text:style-name="T1">divers→ </text:span>of varying types; several. <text:s/>"in divers places" </text:p>
      <text:p text:style-name="P3"/>
      <text:p text:style-name="P3">attainable→ <text:s/>able to be attained; achievable. <text:s text:c="3"/>"yields in excess of 6% are easily attainable"</text:p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ormata-MediumItalic" svg:font-family="Formata-MediumItalic" style:font-family-generic="roman" style:font-pitch="variable"/>
    <style:font-face style:name="Liberation Serif" svg:font-family="'Liberation Serif'" style:font-family-generic="roman" style:font-pitch="variable"/>
    <style:font-face style:name="RMTMI" svg:font-family="RMTMI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-Italic" svg:font-family="Times-Italic" style:font-family-generic="roman" style:font-pitch="variable"/>
    <style:font-face style:name="Times-Roman" svg:font-family="Times-Roman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28T18:02:49.807000000</dc:date>
    <meta:editing-duration>PT5H32M31S</meta:editing-duration>
    <meta:editing-cycles>2</meta:editing-cycles>
    <meta:generator>LibreOffice/7.4.2.3$Windows_X86_64 LibreOffice_project/382eef1f22670f7f4118c8c2dd222ec7ad009daf</meta:generator>
    <meta:document-statistic meta:table-count="3" meta:image-count="1" meta:object-count="0" meta:page-count="2" meta:paragraph-count="42" meta:word-count="292" meta:character-count="1713" meta:non-whitespace-character-count="1455"/>
  </office:meta>
</office:document-meta>
</file>